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1cd" officeooo:paragraph-rsid="000301cd"/>
    </style:style>
    <style:style style:name="P2" style:family="paragraph" style:parent-style-name="Standard">
      <style:text-properties fo:font-style="normal" officeooo:rsid="000301cd" officeooo:paragraph-rsid="000301cd" style:font-style-asian="normal" style:font-style-complex="normal"/>
    </style:style>
    <style:style style:name="P3" style:family="paragraph" style:parent-style-name="Standard">
      <style:text-properties fo:font-style="normal" officeooo:rsid="000909b4" officeooo:paragraph-rsid="000909b4" style:font-style-asian="normal" style:font-style-complex="normal"/>
    </style:style>
    <style:style style:name="P4" style:family="paragraph" style:parent-style-name="Standard">
      <style:text-properties fo:font-size="14pt" fo:font-weight="bold" officeooo:rsid="000301cd" officeooo:paragraph-rsid="000301c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tyle="normal" officeooo:rsid="000962f7" officeooo:paragraph-rsid="000962f7" style:font-style-asian="normal" style:font-style-complex="normal"/>
    </style:style>
    <style:style style:name="P6" style:family="paragraph" style:parent-style-name="Standard">
      <style:text-properties fo:font-style="normal" officeooo:rsid="000962f7" officeooo:paragraph-rsid="000909b4" style:font-style-asian="normal" style:font-style-complex="normal"/>
    </style:style>
    <style:style style:name="P7" style:family="paragraph" style:parent-style-name="Standard">
      <style:text-properties fo:font-style="normal" officeooo:rsid="000af08b" officeooo:paragraph-rsid="000af08b" style:font-style-asian="normal" style:font-style-complex="normal"/>
    </style:style>
    <style:style style:name="P8" style:family="paragraph" style:parent-style-name="Standard">
      <style:text-properties fo:font-style="normal" officeooo:rsid="000c7200" officeooo:paragraph-rsid="000c7200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c7200"/>
    </style:style>
    <style:style style:name="T3" style:family="text">
      <style:text-properties officeooo:rsid="000909b4"/>
    </style:style>
    <style:style style:name="T4" style:family="text">
      <style:text-properties officeooo:rsid="000cbb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se en place de Git sur un nouvel ordinateur</text:p>
      <text:p text:style-name="P1"/>
      <text:p text:style-name="P1">sudo apt install git</text:p>
      <text:p text:style-name="P1"/>
      <text:p text:style-name="P2">cd home/ben/Documents/ESP32/voltronic-superwatt</text:p>
      <text:p text:style-name="P2"/>
      <text:p text:style-name="P2">git init</text:p>
      <text:p text:style-name="P2"/>
      <text:p text:style-name="P2">git add *</text:p>
      <text:p text:style-name="P2"/>
      <text:p text:style-name="P2">git commit -a -m ‘Update from latest release’</text:p>
      <text:p text:style-name="P2"/>
      <text:p text:style-name="P1"><text:span text:style-name="T1">git config --global user.email “</text:span><text:a xlink:type="simple" xlink:href="mailto:bgalmiche@hotmail.fr" text:style-name="Internet_20_link" text:visited-style-name="Visited_20_Internet_20_Link"><text:span text:style-name="T1">bgalmiche@hotmail.fr</text:span></text:a><text:span text:style-name="T1">”</text:span></text:p>
      <text:p text:style-name="P2"/>
      <text:p text:style-name="P2">git config --global user.name “FrenchKoyote”</text:p>
      <text:p text:style-name="P2"/>
      <text:p text:style-name="P1"><text:span text:style-name="T1">git remote add origin </text:span><text:a xlink:type="simple" xlink:href="https://github.com/FrenchKoyote/voltronic-superwatt.git" text:style-name="Internet_20_link" text:visited-style-name="Visited_20_Internet_20_Link"><text:span text:style-name="T1">https://github.com/FrenchKoyote/voltronic-superwatt.git</text:span></text:a></text:p>
      <text:p text:style-name="P2"/>
      <text:p text:style-name="P2">git push origin master</text:p>
      <text:p text:style-name="P2"/>
      <text:p text:style-name="P2"/>
      <text:p text:style-name="P2"/>
      <text:p text:style-name="P6"/>
      <text:p text:style-name="P6">-------------- <text:span text:style-name="T2">Appliquer des modifications au code d’une branch</text:span><text:span text:style-name="T4">e vide</text:span><text:span text:style-name="T2"> existante -----------</text:span></text:p>
      <text:p text:style-name="P6"/>
      <text:p text:style-name="P5"/>
      <text:p text:style-name="P5"/>
      <text:p text:style-name="P7">Se placer sur le repertoire local de développement</text:p>
      <text:p text:style-name="P5"/>
      <text:p text:style-name="P7">Git clone <text:a xlink:type="simple" xlink:href="https://github.com/FrenchKoyote/routeur-solaire-koyote.git" text:style-name="Internet_20_link" text:visited-style-name="Visited_20_Internet_20_Link">https://github.com/FrenchKoyote/routeur-solaire-koyote.git</text:a></text:p>
      <text:p text:style-name="P7"/>
      <text:p text:style-name="P7">cd routeur-solaire-koyote</text:p>
      <text:p text:style-name="P7"/>
      <text:p text:style-name="P7">code .</text:p>
      <text:p text:style-name="P7"/>
      <text:p text:style-name="P7">Git commit -a -m “Initial commit”</text:p>
      <text:p text:style-name="P7"/>
      <text:p text:style-name="P7">git push origin main</text:p>
      <text:p text:style-name="P7"/>
      <text:p text:style-name="P8">Login : <text:a xlink:type="simple" xlink:href="mailto:bgalmiche@hotmail.fr" text:style-name="Internet_20_link" text:visited-style-name="Visited_20_Internet_20_Link">bgalmiche@hotmail.fr</text:a></text:p>
      <text:p text:style-name="P8">Password : <text:span text:style-name="T3">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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9:08:58.490386098</meta:creation-date>
    <dc:date>2022-02-20T11:02:23.863389685</dc:date>
    <meta:editing-duration>PT31M19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91" meta:character-count="742" meta:non-whitespace-character-count="672"/>
  </office:meta>
</office:document-meta>
</file>